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30H17M07.185051S" calcext:value-type="time">
            <text:p>930:17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4H04M43.664S" calcext:value-type="time">
            <text:p>04:04</text:p>
          </table:table-cell>
          <table:table-cell table:style-name="ce24"/>
          <table:table-cell table:style-name="ce30" office:value-type="string" calcext:value-type="string">
            <text:p>Lock/key per-scene restriction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19H44M37.77S" calcext:value-type="time">
            <text:p>19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08:01:30.1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5T11:37:06.684000000</dc:date>
    <meta:editing-duration>P40DT13H54M13S</meta:editing-duration>
    <meta:editing-cycles>1083</meta:editing-cycles>
    <meta:generator>LibreOffice/7.2.6.2$Windows_X86_64 LibreOffice_project/b0ec3a565991f7569a5a7f5d24fed7f52653d754</meta:generator>
    <meta:document-statistic meta:table-count="2" meta:cell-count="1379" meta:object-count="0"/>
  </office:meta>
</office:document-meta>
</file>